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Subtitle">
      <style:paragraph-properties fo:margin-left="0cm" fo:margin-right="0cm" fo:text-indent="0cm" style:auto-text-indent="false"/>
    </style:style>
    <style:style style:name="P3" style:family="paragraph" style:parent-style-name="Title">
      <style:paragraph-properties fo:margin-left="0cm" fo:margin-right="0cm" fo:text-indent="0cm" style:auto-text-indent="false"/>
    </style:style>
    <style:style style:name="P4" style:family="paragraph" style:parent-style-name="Text_20_body">
      <style:text-properties fo:language="cs" fo:country="CZ"/>
    </style:style>
    <style:style style:name="P5" style:family="paragraph" style:parent-style-name="Heading_20_1">
      <style:text-properties fo:language="cs" fo:country="CZ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Title" style:master-page-name="First_20_Page">
      <style:paragraph-properties fo:margin-left="0cm" fo:margin-right="0cm" fo:text-indent="0cm" style:auto-text-indent="false" style:page-number="auto"/>
    </style:style>
    <style:style style:name="T1" style:family="text">
      <style:text-properties fo:font-style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3">České vysoké učení technické</text:p>
      <text:p text:style-name="P2">Fakulta elektrotechnická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Infrastruktura</text:p>
      <text:p text:style-name="Subtitle">Systém elekronických voleb</text:p>
      <text:p text:style-name="Subtitle">E-volby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P7">Obsah</text:p>
          </text:index-title>
          <text:p text:style-name="P8">Úvod<text:tab/>3</text:p>
          <text:p text:style-name="P8">Komunikace<text:tab/>3</text:p>
          <text:p text:style-name="P8">Prezentace projektu<text:tab/>3</text:p>
          <text:p text:style-name="P8">Řízení projektových úkolů<text:tab/>3</text:p>
          <text:p text:style-name="P8">Správa kódu a souborů<text:tab/>4</text:p>
        </text:index-body>
      </text:table-of-content>
      <text:p text:style-name="Text_20_body"/>
      <text:h text:style-name="P6" text:outline-level="1">Úvod</text:h>
      <text:p text:style-name="P4">Infrastrukturu projektu E-volby lze rozdělit na čtyři části. A to na komunikaci, správu kódu, řízení projektových úkolů a prezentaci projektu. Vhodně zvolená infrastruktura je klíčovým prvkem k úspěchu projektu.</text:p>
      <text:h text:style-name="Heading_20_1" text:outline-level="1">Komunikace</text:h>
      <text:p text:style-name="P4">Komunikace v týmu probíhá na dvou úrovních. Kromě pravidelných týmových schůzek je to komunikace neosobní.</text:p>
      <text:p text:style-name="P4">Individuální komunikace mezi členy týmu je realizována pomocí komunikačního programu ICQ a e-mailových zpráv. Tato forma komunikace není upřednostňována a je využívána výhradně pro konzultace k tématům specifickým pouze pro komunikující.</text:p>
      <text:p text:style-name="P4">Pro potřeby komunikace celého týmu je využit systém Google Wave. Nabízí přehlednou vláknovou komunikaci pro všechny zůčastněné, možnost upravovat a mazat libovolné příspěvky, uchovává celou historii komunikace a umožnuje online komunikace, změny prováděné jedním člověkem jsou v reálném čase zobrazovány ostatním. </text:p>
      <text:h text:style-name="P5" text:outline-level="1">Prezentace projektu</text:h>
      <text:p text:style-name="P4">Za prezentační server projektu byl vybrán systém Google Code. Systém nabízí přehledné hostování opensource projektů a poskytuje nástroje nutné k vývoji.</text:p>
      <text:p text:style-name="P4">Pro prezentaci je využitý systém wiki stránek, kde na hlavní projektové stránce jsou všechny důležité informace o projektu a odkazy na dokumentaci. Přezentace času stráveneho prací na projektu je vyřešena pomocí tabulky v systému Google Docs, kde si každý člen sám zapisuje kdy co dělal a jak dlouho to trvalo.</text:p>
      <text:h text:style-name="P5" text:outline-level="1">Řízení projektových úkolů</text:h>
      <text:p text:style-name="P4">Správa a zadávání úkolu je realizována pomocí <text:span text:style-name="T1">Issues</text:span> v systému Google Code, který vychází z principu fungování softwaru Trac. Takto jsou zadávány všechny projektové úkoly, vždy po společné dohodě o směřování práce na týmové schůzce.</text:p>
      <text:p text:style-name="P4">Pro každou práci na projektu je v systému vytvořena nová <text:span text:style-name="T1">Issue</text:span>, která je akceptována konkrétním členem týmu. Po splnění zadané práce tento člen týmu příslušnou <text:span text:style-name="T1">Issue</text:span> ukončí a dojde k jejímu uložení do archivu.</text:p>
      <text:p text:style-name="P4">Toto řešení zajišťuje efektivní dělení práce, správu hotových součástí a zpětně ukazuje, jak vývoj probíhal.</text:p>
      <text:h text:style-name="P5" text:outline-level="1"><text:soft-page-break/>Správa kódu a souborů</text:h>
      <text:p text:style-name="P4">Pro správu kódu a souborů je použitý systém správy verzování Subversion, s repozitářem uloženým na stránkách projektu. Nové verze kódu jsou nahrávány vždy po dokončení práce, případně i v iteracích během práce, pokud jde rozsáhlé úpravy.</text:p>
      <text:p text:style-name="P4">Verzování kódu je nutnost při týmové práci, kde se na vývoji podílí více osob ve stejný čas. Subversion umožuje snadné nahrání kódu na server i jeho stažení a aktualizaci na novější verzi. Plugin do vývojového prostředí NetBeans kromě standardních funkcí samostatného klienta pro subversion navíc umožňuje zobrazení informací o verzování přímo při úpravě kódu, ve formě zabarvení řádků, které jsou přidané, upravené nebo smazané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cm" fo:margin-right="0cm" fo:margin-top="0cm" fo:margin-bottom="0.21cm" fo:text-align="center" style:justify-single-word="false" fo:text-indent="-0.101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Autoři" style:family="paragraph" style:parent-style-name="Text_20_body" style:next-style-name="Text_20_body">
      <style:paragraph-properties fo:margin-top="0cm" fo:margin-bottom="0.21cm" fo:text-align="end" style:justify-single-word="false" style:shadow="none">
        <style:tab-stops/>
      </style:paragraph-properties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>
      <style:header>
        <text:p text:style-name="Header">Infrastruktura<text:tab/><text:tab/>E-volby</text:p>
      </style:header>
      <style:footer>
        <text:p text:style-name="Footer"><text:date style:data-style-name="N30" text:date-value="2010-12-12T23:30:35.57" text:fixed="true" text:date-adjust="-PT1128H00M00S">26.10.2010</text:date><text:tab/><text:tab/><text:page-number text:select-page="current">4</text:page-number>/<text:page-count>4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><text:date style:data-style-name="N30" text:date-value="2010-12-12T23:30:35.57" text:fixed="true" text:date-adjust="-PT1128H00M00S">26.10.2010</text:date><text:tab/><text:tab/>Pavel Valenta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áš Čerevka</meta:initial-creator>
    <meta:creation-date>2010-10-03T17:06:19.93</meta:creation-date>
    <dc:date>2010-12-14T16:04:49.66</dc:date>
    <meta:editing-duration>PT00H38M28S</meta:editing-duration>
    <meta:editing-cycles>18</meta:editing-cycles>
    <meta:generator>OpenOffice.org/3.2$Win32 OpenOffice.org_project/320m19$Build-9505</meta:generator>
    <meta:document-statistic meta:table-count="0" meta:image-count="0" meta:object-count="0" meta:page-count="4" meta:paragraph-count="30" meta:word-count="417" meta:character-count="2880"/>
  </office:meta>
</office:document-meta>
</file>